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solid" draw:fill-color="#ffffff" draw:auto-grow-height="true" draw:auto-grow-width="false" fo:max-height="0cm" fo:min-height="1.255cm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ffffff" draw:auto-grow-height="true" draw:auto-grow-width="false" fo:max-height="0cm" fo:min-height="1.511cm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ffffff" draw:auto-grow-height="true" draw:auto-grow-width="false" fo:max-height="0cm" fo:min-height="5.017cm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ffffff" draw:auto-grow-height="true" draw:auto-grow-width="false" fo:max-height="0cm" fo:min-height="3.195cm"/>
      <style:paragraph-properties style:writing-mode="lr-tb"/>
    </style:style>
    <style:style style:name="gr5" style:family="graphic" style:parent-style-name="standard">
      <style:graphic-properties draw:stroke="none" draw:fill="none" fo:min-height="1.575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4.228cm" fo:min-width="26.424cm"/>
    </style:style>
    <style:style style:name="gr7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06cm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ffffff" draw:auto-grow-height="true" draw:auto-grow-width="false" fo:max-height="0cm" fo:min-height="2.509cm"/>
      <style:paragraph-properties style:writing-mode="lr-tb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16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ffff"/>
      <style:paragraph-properties fo:text-align="center" style:writing-mode="lr-tb"/>
      <style:text-properties fo:color="#000000" fo:font-size="16pt"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ffffff"/>
      <style:paragraph-properties fo:text-align="start" style:writing-mode="lr-tb"/>
      <style:text-properties fo:color="#000000" fo:font-size="16pt"/>
    </style:style>
    <style:style style:name="P7" style:family="paragraph">
      <loext:graphic-properties draw:fill="none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fo:font-size="16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size="16pt" fo:font-style="italic" style:font-style-asian="italic" style:font-style-complex="italic"/>
    </style:style>
    <style:style style:name="T2" style:family="text">
      <style:text-properties fo:font-size="16pt" fo:font-weight="bold" style:font-weight-asian="bold" style:font-weight-complex="bold"/>
    </style:style>
    <style:style style:name="T3" style:family="text">
      <style:text-properties fo:color="#000000" fo:font-size="16pt" fo:font-weight="bold" style:font-weight-asian="bold" style:font-weight-complex="bold"/>
    </style:style>
    <style:style style:name="T4" style:family="text">
      <style:text-properties fo:color="#000000" fo:font-size="16pt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000000" fo:font-size="16pt"/>
    </style:style>
    <style:style style:name="T6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7.874cm" svg:height="1.505cm" svg:x="9.552cm" svg:y="0.562cm">
          <draw:text-box>
            <text:p text:style-name="P1"><text:span text:style-name="T1">&lt;&lt; Abstract &gt;&gt;</text:span></text:p>
            <text:p text:style-name="P1"><text:span text:style-name="T2">SeedManager</text:span></text:p>
          </draw:text-box>
        </draw:frame>
        <draw:frame draw:style-name="gr2" draw:text-style-name="P4" draw:layer="layout" svg:width="7.828cm" svg:height="1.761cm" svg:x="18.442cm" svg:y="8.799cm">
          <draw:text-box>
            <text:p text:style-name="P1"><text:span text:style-name="T3">VadereSeedManager</text:span></text:p>
            <text:p text:style-name="P3"><text:span text:style-name="T4"># Vadere only</text:span></text:p>
          </draw:text-box>
        </draw:frame>
        <draw:frame draw:style-name="gr3" draw:text-style-name="P6" draw:layer="layout" svg:width="7.874cm" svg:height="5.267cm" svg:x="9.552cm" svg:y="2.067cm">
          <draw:text-box>
            <text:p text:style-name="P5"><text:span text:style-name="T5">+ seed</text:span></text:p>
            <text:p text:style-name="P5"><text:span text:style-name="T5">+ parameter_variations</text:span></text:p>
            <text:p text:style-name="P5"><text:span text:style-name="T5">+ repititions_count</text:span></text:p>
            <text:p text:style-name="P5"><text:span text:style-name="T5">properties:</text:span></text:p>
            <text:p text:style-name="P5"><text:span text:style-name="T5">+ random() </text:span></text:p>
            <text:p text:style-name="P5"><text:span text:style-name="T5">static methods:</text:span></text:p>
            <text:p text:style-name="P5"><text:span text:style-name="T5">+ get_net_random_object()</text:span></text:p>
            <text:p text:style-name="P5"><text:span text:style-name="T5">...</text:span></text:p>
          </draw:text-box>
        </draw:frame>
        <draw:frame draw:style-name="gr4" draw:text-style-name="P6" draw:layer="layout" svg:width="7.828cm" svg:height="3.445cm" svg:x="18.442cm" svg:y="10.56cm">
          <draw:text-box>
            <text:p text:style-name="P5"><text:span text:style-name="T5">+ </text:span><text:span text:style-name="T5">v</text:span><text:span text:style-name="T5">a</text:span><text:span text:style-name="T5">d</text:span><text:span text:style-name="T5">e</text:span><text:span text:style-name="T5">r</text:span><text:span text:style-name="T5">e</text:span><text:span text:style-name="T5">_</text:span><text:span text:style-name="T5">fi</text:span><text:span text:style-name="T5">x</text:span><text:span text:style-name="T5">e</text:span><text:span text:style-name="T5">d</text:span></text:p>
            <text:p text:style-name="P5"><text:span text:style-name="T5">m</text:span><text:span text:style-name="T5">e</text:span><text:span text:style-name="T5">t</text:span><text:span text:style-name="T5">h</text:span><text:span text:style-name="T5">o</text:span><text:span text:style-name="T5">d</text:span><text:span text:style-name="T5">s</text:span><text:span text:style-name="T5">:</text:span></text:p>
            <text:p text:style-name="P5"><text:span text:style-name="T5">+ </text:span><text:span text:style-name="T5">g</text:span><text:span text:style-name="T5">e</text:span><text:span text:style-name="T5">t</text:span><text:span text:style-name="T5">_</text:span><text:span text:style-name="T5">n</text:span><text:span text:style-name="T5">e</text:span><text:span text:style-name="T5">w</text:span><text:span text:style-name="T5">_</text:span><text:span text:style-name="T5">s</text:span><text:span text:style-name="T5">e</text:span><text:span text:style-name="T5">e</text:span><text:span text:style-name="T5">d</text:span><text:span text:style-name="T5">_</text:span><text:span text:style-name="T5">v</text:span><text:span text:style-name="T5">a</text:span><text:span text:style-name="T5">ri</text:span><text:span text:style-name="T5">a</text:span><text:span text:style-name="T5">ti</text:span><text:span text:style-name="T5">o</text:span><text:span text:style-name="T5">n</text:span><text:span text:style-name="T5">()</text:span></text:p>
            <text:p text:style-name="P5"><text:span text:style-name="T5">..</text:span><text:span text:style-name="T5">.</text:span></text:p>
          </draw:text-box>
        </draw:frame>
        <draw:frame draw:style-name="gr5" draw:text-style-name="P7" draw:layer="layout" svg:width="8.939cm" svg:height="1.825cm" svg:x="0.105cm" svg:y="0.154cm">
          <draw:text-box>
            <text:p><text:span text:style-name="T6">suqc/utils/SeedManager</text:span></text:p>
          </draw:text-box>
        </draw:frame>
        <draw:custom-shape draw:style-name="gr6" draw:text-style-name="P8" draw:layer="layout" svg:width="26.924cm" svg:height="14.478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7.828cm" svg:height="1.761cm" svg:x="0.608cm" svg:y="8.799cm">
          <draw:text-box>
            <text:p text:style-name="P1"><text:span text:style-name="T3">OmnetSeedManager</text:span></text:p>
            <text:p text:style-name="P1"><text:span text:style-name="T4"># OMNeT++ and Vadere</text:span></text:p>
          </draw:text-box>
        </draw:frame>
        <draw:frame draw:style-name="gr7" draw:text-style-name="P10" draw:layer="layout" svg:width="7.828cm" svg:height="3.386cm" svg:x="0.608cm" svg:y="10.56cm">
          <draw:text-box>
            <text:p text:style-name="P9"><text:span text:style-name="T5">+ omnet_fixed</text:span></text:p>
            <text:p text:style-name="P9"><text:span text:style-name="T5">+ vadere_fixed</text:span></text:p>
            <text:p text:style-name="P9"><text:span text:style-name="T5">methods:</text:span></text:p>
            <text:p text:style-name="P9"><text:span text:style-name="T5">+ </text:span><text:span text:style-name="T5">get_new_seed_variation(</text:span><text:span text:style-name="T5">)</text:span></text:p>
            <text:p text:style-name="P9"><text:span text:style-name="T5">...</text:span></text:p>
          </draw:text-box>
        </draw:frame>
        <draw:frame draw:style-name="gr2" draw:text-style-name="P4" draw:layer="layout" svg:width="7.828cm" svg:height="1.761cm" svg:x="9.598cm" svg:y="8.744cm">
          <draw:text-box>
            <text:p text:style-name="P1"><text:span text:style-name="T3">SumoSeedManager</text:span></text:p>
            <text:p text:style-name="P3"><text:span text:style-name="T4"># OMNeT++ and SUMO</text:span></text:p>
          </draw:text-box>
        </draw:frame>
        <draw:frame draw:style-name="gr8" draw:text-style-name="P6" draw:layer="layout" svg:width="7.828cm" svg:height="3.386cm" svg:x="9.598cm" svg:y="10.53cm">
          <draw:text-box>
            <text:p text:style-name="P9"><text:span text:style-name="T5">+ </text:span><text:span text:style-name="T5">o</text:span><text:span text:style-name="T5">m</text:span><text:span text:style-name="T5">n</text:span><text:span text:style-name="T5">e</text:span><text:span text:style-name="T5">t</text:span><text:span text:style-name="T5">_</text:span><text:span text:style-name="T5">fi</text:span><text:span text:style-name="T5">x</text:span><text:span text:style-name="T5">e</text:span><text:span text:style-name="T5">d</text:span></text:p>
            <text:p text:style-name="P9"><text:span text:style-name="T5">+ </text:span><text:span text:style-name="T5">s</text:span><text:span text:style-name="T5">u</text:span><text:span text:style-name="T5">m</text:span><text:span text:style-name="T5">o</text:span><text:span text:style-name="T5">_</text:span><text:span text:style-name="T5">fi</text:span><text:span text:style-name="T5">x</text:span><text:span text:style-name="T5">e</text:span><text:span text:style-name="T5">d</text:span></text:p>
            <text:p text:style-name="P9"><text:span text:style-name="T5">m</text:span><text:span text:style-name="T5">e</text:span><text:span text:style-name="T5">t</text:span><text:span text:style-name="T5">h</text:span><text:span text:style-name="T5">o</text:span><text:span text:style-name="T5">d</text:span><text:span text:style-name="T5">s</text:span><text:span text:style-name="T5">:</text:span></text:p>
            <text:p text:style-name="P9"><text:span text:style-name="T5">+ </text:span><text:span text:style-name="T5">g</text:span><text:span text:style-name="T5">e</text:span><text:span text:style-name="T5">t</text:span><text:span text:style-name="T5">_</text:span><text:span text:style-name="T5">n</text:span><text:span text:style-name="T5">e</text:span><text:span text:style-name="T5">w</text:span><text:span text:style-name="T5">_</text:span><text:span text:style-name="T5">s</text:span><text:span text:style-name="T5">e</text:span><text:span text:style-name="T5">e</text:span><text:span text:style-name="T5">d</text:span><text:span text:style-name="T5">_</text:span><text:span text:style-name="T5">v</text:span><text:span text:style-name="T5">a</text:span><text:span text:style-name="T5">ri</text:span><text:span text:style-name="T5">a</text:span><text:span text:style-name="T5">ti</text:span><text:span text:style-name="T5">o</text:span><text:span text:style-name="T5">n</text:span><text:span text:style-name="T5">()</text:span></text:p>
            <text:p text:style-name="P9"><text:span text:style-name="T5">..</text:span><text:span text:style-name="T5">.</text:span></text:p>
          </draw:text-box>
        </draw:frame>
        <draw:line draw:style-name="gr9" draw:text-style-name="P11" draw:layer="layout" svg:x1="4.218cm" svg:y1="8.799cm" svg:x2="9.552cm" svg:y2="6.096cm">
          <text:p/>
        </draw:line>
        <draw:line draw:style-name="gr9" draw:text-style-name="P11" draw:layer="layout" svg:x1="13.362cm" svg:y1="8.744cm" svg:x2="13.362cm" svg:y2="7.334cm">
          <text:p/>
        </draw:line>
        <draw:line draw:style-name="gr9" draw:text-style-name="P11" draw:layer="layout" svg:x1="22.506cm" svg:y1="8.799cm" svg:x2="17.426cm" svg:y2="6.096cm">
          <text:p/>
        </draw:lin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924cm" fo:page-height="14.4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4.838cm" svg:x="1cm" svg:y="3.853cm"/>
      <draw:page-thumbnail draw:layer="backgroundobjects" svg:width="8.999cm" svg:height="4.838cm" svg:x="1cm" svg:y="12.429cm"/>
      <draw:page-thumbnail draw:layer="backgroundobjects" svg:width="8.999cm" svg:height="4.838cm" svg:x="1cm" svg:y="21.005cm"/>
      <draw:page-thumbnail draw:layer="backgroundobjects" svg:width="8.999cm" svg:height="4.838cm" svg:x="11cm" svg:y="3.853cm"/>
      <draw:page-thumbnail draw:layer="backgroundobjects" svg:width="8.999cm" svg:height="4.838cm" svg:x="11cm" svg:y="12.429cm"/>
      <draw:page-thumbnail draw:layer="backgroundobjects" svg:width="8.999cm" svg:height="4.838cm" svg:x="11cm" svg:y="21.00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1T13:44:33.707775192</meta:creation-date>
    <dc:date>2023-09-21T15:31:35.183789979</dc:date>
    <meta:editing-duration>PT1H6M39S</meta:editing-duration>
    <meta:editing-cycles>21</meta:editing-cycles>
    <meta:generator>LibreOffice/6.4.7.2$Linux_X86_64 LibreOffice_project/40$Build-2</meta:generator>
    <meta:document-statistic meta:object-count="36"/>
  </office:meta>
</office:document-meta>
</file>